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194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25pt" fo:break-before="auto" style:use-optimal-row-height="true"/>
    </style:style>
    <style:style style:name="ro2" style:family="table-row">
      <style:table-row-properties style:row-height="13.5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Troglody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Troglodyt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/>
          <table:table-cell office:value-type="string" calcext:value-type="string">
            <text:p>Ras</text:p>
          </table:table-cell>
          <table:table-cell office:value-type="string" calcext:value-type="string">
            <text:p>Troglody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YS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I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style-name="ce1" table:formula="of:=+([.C9]+[.C5])/2" office:value-type="float" office:value="16.5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 i Bröstkor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+1T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torPerHT</text:p>
          </table:table-cell>
          <table:table-cell office:value-type="string" calcext:value-type="string">
            <text:p>L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urlig Skyd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tn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ingstillfäl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SKA</text:p>
          </table:table-cell>
        </table:table-row>
        <table:table-row table:style-name="ro1">
          <table:table-cell/>
          <table:table-cell office:value-type="string" calcext:value-type="string">
            <text:p>Tung träklub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T8</text:p>
          </table:table-cell>
        </table:table-row>
        <table:table-row table:style-name="ro2">
          <table:table-cell/>
          <table:table-cell office:value-type="string" calcext:value-type="string">
            <text:p>Jaktspj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T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akti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1</text:p>
          </table:table-cell>
          <table:table-cell/>
          <table:table-cell office:value-type="string" calcext:value-type="string">
            <text:p>E(dam)</text:p>
          </table:table-cell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Tung träklubba</text:p>
          </table:table-cell>
          <table:table-cell table:formula="of:=+[.C20]/20*(4+2)"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Tung trä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Tung trä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Tung trä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SkadaPerSR</text:p>
          </table:table-cell>
          <table:table-cell/>
          <table:table-cell office:value-type="float" office:value="2.4" calcext:value-type="float">
            <text:p>2.4</text:p>
          </table:table-cell>
        </table:table-row>
      </table:table>
      <table:table table:name="Grottbjör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Grottbjörn</text:p>
          </table:table-cell>
          <table:table-cell office:value-type="string" calcext:value-type="string">
            <text:p>Stor</text:p>
          </table:table-cell>
        </table:table-row>
        <table:table-row table:style-name="ro1">
          <table:table-cell/>
          <table:table-cell office:value-type="string" calcext:value-type="string">
            <text:p>Ras</text:p>
          </table:table-cell>
          <table:table-cell office:value-type="string" calcext:value-type="string">
            <text:p>Grottbjör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YS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I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style-name="ce1" table:formula="of:=+([.C9]+[.C5])/2" office:value-type="float" office:value="25.5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 i Framkropp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+2T6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utorPerHT</text:p>
          </table:table-cell>
          <table:table-cell office:value-type="string" calcext:value-type="string">
            <text:p>L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urlig Skyd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tn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ingstillfäl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SKA</text:p>
          </table:table-cell>
        </table:table-row>
        <table:table-row table:style-name="ro1">
          <table:table-cell/>
          <table:table-cell office:value-type="string" calcext:value-type="string">
            <text:p>Bet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T8</text:p>
          </table:table-cell>
        </table:table-row>
        <table:table-row table:style-name="ro1">
          <table:table-cell/>
          <table:table-cell office:value-type="string" calcext:value-type="string">
            <text:p>Kl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T6</text:p>
          </table:table-cell>
        </table:table-row>
        <table:table-row table:style-name="ro1">
          <table:table-cell/>
          <table:table-cell office:value-type="string" calcext:value-type="string">
            <text:p>Kram</text:p>
          </table:table-cell>
          <table:table-cell office:value-type="string" calcext:value-type="string">
            <text:p>2*klor</text:p>
          </table:table-cell>
          <table:table-cell office:value-type="string" calcext:value-type="string">
            <text:p>2T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akti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faller enda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B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3</text:p>
          </table:table-cell>
          <table:table-cell office:value-type="string" calcext:value-type="string">
            <text:p>Kl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ram om det går annars kl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Bet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3</text:p>
          </table:table-cell>
          <table:table-cell office:value-type="string" calcext:value-type="string">
            <text:p>Bet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4">
          <table:table-cell/>
          <table:table-cell office:value-type="string" calcext:value-type="string">
            <text:p>SkadaPerSR</text:p>
          </table:table-cell>
          <table:table-cell table:number-columns-repeated="2"/>
        </table:table-row>
      </table:table>
      <table:table table:name="Brunbjör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Brunbjörn</text:p>
          </table:table-cell>
          <table:table-cell office:value-type="string" calcext:value-type="string">
            <text:p>Medelst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s</text:p>
          </table:table-cell>
          <table:table-cell office:value-type="string" calcext:value-type="string">
            <text:p>Brunbjör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Y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Y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I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SY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sp</text:p>
          </table:table-cell>
        </table:table-row>
        <table:table-row table:style-name="ro3">
          <table:table-cell/>
          <table:table-cell office:value-type="string" calcext:value-type="string">
            <text:p>KP</text:p>
          </table:table-cell>
          <table:table-cell table:formula="of:=+([.C9]+[.C5])/2"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KP i Framkropp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+1T6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```</text:p>
          </table:table-cell>
          <table:table-cell office:value-type="string" calcext:value-type="string">
            <text:p>L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turlig Skyd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stn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örmåg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ndlingstillfäll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apen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S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t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T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l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T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ram</text:p>
          </table:table-cell>
          <table:table-cell office:value-type="string" calcext:value-type="string">
            <text:p>2*klor</text:p>
          </table:table-cell>
          <table:table-cell office:value-type="string" calcext:value-type="string">
            <text:p>2T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Takti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faller enda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R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Bet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3</text:p>
          </table:table-cell>
          <table:table-cell office:value-type="string" calcext:value-type="string">
            <text:p>Kl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ram om det går annars kl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Bet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3</text:p>
          </table:table-cell>
          <table:table-cell office:value-type="string" calcext:value-type="string">
            <text:p>Bet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4">
          <table:table-cell/>
          <table:table-cell office:value-type="string" calcext:value-type="string">
            <text:p>SkadaPerSR</text:p>
          </table:table-cell>
          <table:table-cell table:number-columns-repeated="3"/>
        </table:table-row>
      </table:table>
      <table:table table:name="SvartHämnar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Volac</text:p>
          </table:table-cell>
          <table:table-cell office:value-type="string" calcext:value-type="string">
            <text:p>Vaktar en portal...</text:p>
          </table:table-cell>
        </table:table-row>
        <table:table-row table:style-name="ro1">
          <table:table-cell/>
          <table:table-cell office:value-type="string" calcext:value-type="string">
            <text:p>Ras</text:p>
          </table:table-cell>
          <table:table-cell office:value-type="string" calcext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YS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+([.C9]+[.C5])/2" office:value-type="float" office:value="52.5" calcext:value-type="float">
            <text:p>5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 i Bröstkor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+4T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torPerH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urlig Skyd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tning</text:p>
          </table:table-cell>
          <table:table-cell office:value-type="string" calcext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ingstillfäl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SKA</text:p>
          </table:table-cell>
        </table:table-row>
        <table:table-row table:style-name="ro1">
          <table:table-cell/>
          <table:table-cell office:value-type="string" calcext:value-type="string">
            <text:p>Dubbelyx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T10+4</text:p>
          </table:table-cell>
        </table:table-row>
        <table:table-row table:style-name="ro1">
          <table:table-cell/>
          <table:table-cell office:value-type="string" calcext:value-type="string">
            <text:p>-Jordbävning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Alla inom 20 rutor faller. 1 SR att resa sig.</text:p>
          </table:table-cell>
        </table:table-row>
        <table:table-row table:style-name="ro1">
          <table:table-cell/>
          <table:table-cell office:value-type="string" calcext:value-type="string">
            <text:p>-Magisk osårbarhet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Osårbar från allt magiskt i 2 SR</text:p>
          </table:table-cell>
        </table:table-row>
        <table:table-row table:style-name="ro1">
          <table:table-cell/>
          <table:table-cell office:value-type="string" calcext:value-type="string">
            <text:p>-Återvända</text:p>
          </table:table-cell>
          <table:table-cell office:value-type="string" calcext:value-type="string">
            <text:p>Ett HT </text:p>
          </table:table-cell>
          <table:table-cell office:value-type="string" calcext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teknik</text:p>
          </table:table-cell>
          <table:table-cell office:value-type="string" calcext:value-type="string">
            <text:p>F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ep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g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bbel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sta Yx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velvindsanfall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akti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he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SkadaPerSR</text:p>
          </table:table-cell>
          <table:table-cell table:number-columns-repeated="2"/>
        </table:table-row>
      </table:table>
      <table:table table:name="Tanks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Volac</text:p>
          </table:table-cell>
          <table:table-cell office:value-type="string" calcext:value-type="string">
            <text:p>Vaktar en portal...</text:p>
          </table:table-cell>
        </table:table-row>
        <table:table-row table:style-name="ro1">
          <table:table-cell/>
          <table:table-cell office:value-type="string" calcext:value-type="string">
            <text:p>Ras</text:p>
          </table:table-cell>
          <table:table-cell office:value-type="string" calcext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YS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+([.C9]+[.C5])/2" office:value-type="float" office:value="52.5" calcext:value-type="float">
            <text:p>5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 i Bröstkor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+4T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torPerH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urlig Skyd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tning</text:p>
          </table:table-cell>
          <table:table-cell office:value-type="string" calcext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ingstillfäl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SKA</text:p>
          </table:table-cell>
        </table:table-row>
        <table:table-row table:style-name="ro1">
          <table:table-cell/>
          <table:table-cell office:value-type="string" calcext:value-type="string">
            <text:p>Dubbelyx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T10+4</text:p>
          </table:table-cell>
        </table:table-row>
        <table:table-row table:style-name="ro2">
          <table:table-cell/>
          <table:table-cell office:value-type="string" calcext:value-type="string">
            <text:p>-Jordbävning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 calcext:value-type="string">
            <text:p>-Magisk osårbarhet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Osårbar från allt magiskt i 2 SR</text:p>
          </table:table-cell>
        </table:table-row>
        <table:table-row table:style-name="ro2">
          <table:table-cell/>
          <table:table-cell office:value-type="string" calcext:value-type="string">
            <text:p>-Återvända</text:p>
          </table:table-cell>
          <table:table-cell office:value-type="string" calcext:value-type="string">
            <text:p>Ett HT </text:p>
          </table:table-cell>
          <table:table-cell office:value-type="string" calcext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teknik</text:p>
          </table:table-cell>
          <table:table-cell office:value-type="string" calcext:value-type="string">
            <text:p>F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ep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g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bbel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sta Yx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velvindsanfall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1</text:p>
          </table:table-cell>
          <table:table-cell/>
          <table:table-cell office:value-type="string" calcext:value-type="string">
            <text:p>E(dam)</text:p>
          </table:table-cell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table:formula="of:=+[.C27]/20*(4+2)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 calcext:value-type="string">
            <text:p>SkadaPerSR</text:p>
          </table:table-cell>
          <table:table-cell/>
          <table:table-cell office:value-type="float" office:value="2.4" calcext:value-type="float">
            <text:p>2.4</text:p>
          </table:table-cell>
        </table:table-row>
      </table:table>
      <table:table table:name="DPS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Volac</text:p>
          </table:table-cell>
          <table:table-cell office:value-type="string" calcext:value-type="string">
            <text:p>Vaktar en portal...</text:p>
          </table:table-cell>
        </table:table-row>
        <table:table-row table:style-name="ro1">
          <table:table-cell/>
          <table:table-cell office:value-type="string" calcext:value-type="string">
            <text:p>Ras</text:p>
          </table:table-cell>
          <table:table-cell office:value-type="string" calcext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YS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+([.C9]+[.C5])/2" office:value-type="float" office:value="52.5" calcext:value-type="float">
            <text:p>5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 i Bröstkor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+4T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torPerH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urlig Skyd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tning</text:p>
          </table:table-cell>
          <table:table-cell office:value-type="string" calcext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ingstillfäl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SKA</text:p>
          </table:table-cell>
        </table:table-row>
        <table:table-row table:style-name="ro1">
          <table:table-cell/>
          <table:table-cell office:value-type="string" calcext:value-type="string">
            <text:p>Dubbelyx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T10+4</text:p>
          </table:table-cell>
        </table:table-row>
        <table:table-row table:style-name="ro2">
          <table:table-cell/>
          <table:table-cell office:value-type="string" calcext:value-type="string">
            <text:p>-Jordbävning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 calcext:value-type="string">
            <text:p>-Magisk osårbarhet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Osårbar från allt magiskt i 2 SR</text:p>
          </table:table-cell>
        </table:table-row>
        <table:table-row table:style-name="ro2">
          <table:table-cell/>
          <table:table-cell office:value-type="string" calcext:value-type="string">
            <text:p>-Återvända</text:p>
          </table:table-cell>
          <table:table-cell office:value-type="string" calcext:value-type="string">
            <text:p>Ett HT </text:p>
          </table:table-cell>
          <table:table-cell office:value-type="string" calcext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teknik</text:p>
          </table:table-cell>
          <table:table-cell office:value-type="string" calcext:value-type="string">
            <text:p>F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ep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g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bbel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sta Yx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velvindsanfall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1</text:p>
          </table:table-cell>
          <table:table-cell/>
          <table:table-cell office:value-type="string" calcext:value-type="string">
            <text:p>E(dam)</text:p>
          </table:table-cell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table:formula="of:=+[.C27]/20*(4+2)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 calcext:value-type="string">
            <text:p>SkadaPerSR</text:p>
          </table:table-cell>
          <table:table-cell/>
          <table:table-cell office:value-type="float" office:value="2.4" calcext:value-type="float">
            <text:p>2.4</text:p>
          </table:table-cell>
        </table:table-row>
      </table:table>
      <table:table table:name="Vampyrbaron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Volac</text:p>
          </table:table-cell>
          <table:table-cell office:value-type="string" calcext:value-type="string">
            <text:p>Vaktar en portal...</text:p>
          </table:table-cell>
        </table:table-row>
        <table:table-row table:style-name="ro1">
          <table:table-cell/>
          <table:table-cell office:value-type="string" calcext:value-type="string">
            <text:p>Ras</text:p>
          </table:table-cell>
          <table:table-cell office:value-type="string" calcext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YS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+([.C9]+[.C5])/2" office:value-type="float" office:value="52.5" calcext:value-type="float">
            <text:p>5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 i Bröstkor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+4T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torPerH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urlig Skyd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tning</text:p>
          </table:table-cell>
          <table:table-cell office:value-type="string" calcext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ingstillfäl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SKA</text:p>
          </table:table-cell>
        </table:table-row>
        <table:table-row table:style-name="ro1">
          <table:table-cell/>
          <table:table-cell office:value-type="string" calcext:value-type="string">
            <text:p>Dubbelyx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T10+4</text:p>
          </table:table-cell>
        </table:table-row>
        <table:table-row table:style-name="ro2">
          <table:table-cell/>
          <table:table-cell office:value-type="string" calcext:value-type="string">
            <text:p>-Jordbävning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 calcext:value-type="string">
            <text:p>-Magisk osårbarhet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Osårbar från allt magiskt i 2 SR</text:p>
          </table:table-cell>
        </table:table-row>
        <table:table-row table:style-name="ro2">
          <table:table-cell/>
          <table:table-cell office:value-type="string" calcext:value-type="string">
            <text:p>-Återvända</text:p>
          </table:table-cell>
          <table:table-cell office:value-type="string" calcext:value-type="string">
            <text:p>Ett HT </text:p>
          </table:table-cell>
          <table:table-cell office:value-type="string" calcext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teknik</text:p>
          </table:table-cell>
          <table:table-cell office:value-type="string" calcext:value-type="string">
            <text:p>F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ep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g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bbel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sta Yx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velvindsanfall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1</text:p>
          </table:table-cell>
          <table:table-cell/>
          <table:table-cell office:value-type="string" calcext:value-type="string">
            <text:p>E(dam)</text:p>
          </table:table-cell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table:formula="of:=+[.C27]/20*(4+2)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 calcext:value-type="string">
            <text:p>SkadaPerSR</text:p>
          </table:table-cell>
          <table:table-cell/>
          <table:table-cell office:value-type="float" office:value="2.4" calcext:value-type="float">
            <text:p>2.4</text:p>
          </table:table-cell>
        </table:table-row>
      </table:table>
      <table:table table:name="Warrior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Volac</text:p>
          </table:table-cell>
          <table:table-cell office:value-type="string" calcext:value-type="string">
            <text:p>Vaktar en portal...</text:p>
          </table:table-cell>
        </table:table-row>
        <table:table-row table:style-name="ro1">
          <table:table-cell/>
          <table:table-cell office:value-type="string" calcext:value-type="string">
            <text:p>Ras</text:p>
          </table:table-cell>
          <table:table-cell office:value-type="string" calcext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YS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+([.C9]+[.C5])/2" office:value-type="float" office:value="52.5" calcext:value-type="float">
            <text:p>5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 i Bröstkor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+4T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torPerH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urlig Skyd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tning</text:p>
          </table:table-cell>
          <table:table-cell office:value-type="string" calcext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ingstillfäl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SKA</text:p>
          </table:table-cell>
        </table:table-row>
        <table:table-row table:style-name="ro1">
          <table:table-cell/>
          <table:table-cell office:value-type="string" calcext:value-type="string">
            <text:p>Dubbelyx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T10+4</text:p>
          </table:table-cell>
        </table:table-row>
        <table:table-row table:style-name="ro2">
          <table:table-cell/>
          <table:table-cell office:value-type="string" calcext:value-type="string">
            <text:p>-Jordbävning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 calcext:value-type="string">
            <text:p>-Magisk osårbarhet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Osårbar från allt magiskt i 2 SR</text:p>
          </table:table-cell>
        </table:table-row>
        <table:table-row table:style-name="ro2">
          <table:table-cell/>
          <table:table-cell office:value-type="string" calcext:value-type="string">
            <text:p>-Återvända</text:p>
          </table:table-cell>
          <table:table-cell office:value-type="string" calcext:value-type="string">
            <text:p>Ett HT </text:p>
          </table:table-cell>
          <table:table-cell office:value-type="string" calcext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teknik</text:p>
          </table:table-cell>
          <table:table-cell office:value-type="string" calcext:value-type="string">
            <text:p>F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ep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g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bbel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sta Yx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velvindsanfall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1</text:p>
          </table:table-cell>
          <table:table-cell/>
          <table:table-cell office:value-type="string" calcext:value-type="string">
            <text:p>E(dam)</text:p>
          </table:table-cell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table:formula="of:=+[.C27]/20*(4+2)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 calcext:value-type="string">
            <text:p>SkadaPerSR</text:p>
          </table:table-cell>
          <table:table-cell/>
          <table:table-cell office:value-type="float" office:value="2.4" calcext:value-type="float">
            <text:p>2.4</text:p>
          </table:table-cell>
        </table:table-row>
      </table:table>
      <table:table table:name="CasterDPS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Volac</text:p>
          </table:table-cell>
          <table:table-cell office:value-type="string" calcext:value-type="string">
            <text:p>Vaktar en portal...</text:p>
          </table:table-cell>
        </table:table-row>
        <table:table-row table:style-name="ro1">
          <table:table-cell/>
          <table:table-cell office:value-type="string" calcext:value-type="string">
            <text:p>Ras</text:p>
          </table:table-cell>
          <table:table-cell office:value-type="string" calcext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YS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+([.C9]+[.C5])/2" office:value-type="float" office:value="52.5" calcext:value-type="float">
            <text:p>5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 i Bröstkor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+4T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torPerH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urlig Skyd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tning</text:p>
          </table:table-cell>
          <table:table-cell office:value-type="string" calcext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ingstillfäl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SKA</text:p>
          </table:table-cell>
        </table:table-row>
        <table:table-row table:style-name="ro1">
          <table:table-cell/>
          <table:table-cell office:value-type="string" calcext:value-type="string">
            <text:p>Dubbelyx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T10+4</text:p>
          </table:table-cell>
        </table:table-row>
        <table:table-row table:style-name="ro2">
          <table:table-cell/>
          <table:table-cell office:value-type="string" calcext:value-type="string">
            <text:p>-Jordbävning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 calcext:value-type="string">
            <text:p>-Magisk osårbarhet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Osårbar från allt magiskt i 2 SR</text:p>
          </table:table-cell>
        </table:table-row>
        <table:table-row table:style-name="ro2">
          <table:table-cell/>
          <table:table-cell office:value-type="string" calcext:value-type="string">
            <text:p>-Återvända</text:p>
          </table:table-cell>
          <table:table-cell office:value-type="string" calcext:value-type="string">
            <text:p>Ett HT </text:p>
          </table:table-cell>
          <table:table-cell office:value-type="string" calcext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teknik</text:p>
          </table:table-cell>
          <table:table-cell office:value-type="string" calcext:value-type="string">
            <text:p>F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ep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g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bbel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sta Yx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velvindsanfall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1</text:p>
          </table:table-cell>
          <table:table-cell/>
          <table:table-cell office:value-type="string" calcext:value-type="string">
            <text:p>E(dam)</text:p>
          </table:table-cell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table:formula="of:=+[.C27]/20*(4+2)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 calcext:value-type="string">
            <text:p>SkadaPerSR</text:p>
          </table:table-cell>
          <table:table-cell/>
          <table:table-cell office:value-type="float" office:value="2.4" calcext:value-type="float">
            <text:p>2.4</text:p>
          </table:table-cell>
        </table:table-row>
      </table:table>
      <table:table table:name="Troll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Volac</text:p>
          </table:table-cell>
          <table:table-cell office:value-type="string" calcext:value-type="string">
            <text:p>Vaktar en portal...</text:p>
          </table:table-cell>
        </table:table-row>
        <table:table-row table:style-name="ro1">
          <table:table-cell/>
          <table:table-cell office:value-type="string" calcext:value-type="string">
            <text:p>Ras</text:p>
          </table:table-cell>
          <table:table-cell office:value-type="string" calcext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YS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+([.C9]+[.C5])/2" office:value-type="float" office:value="52.5" calcext:value-type="float">
            <text:p>5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 i Bröstkor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+4T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torPerH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urlig Skyd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tning</text:p>
          </table:table-cell>
          <table:table-cell office:value-type="string" calcext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ingstillfäl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SKA</text:p>
          </table:table-cell>
        </table:table-row>
        <table:table-row table:style-name="ro1">
          <table:table-cell/>
          <table:table-cell office:value-type="string" calcext:value-type="string">
            <text:p>Dubbelyx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T10+4</text:p>
          </table:table-cell>
        </table:table-row>
        <table:table-row table:style-name="ro2">
          <table:table-cell/>
          <table:table-cell office:value-type="string" calcext:value-type="string">
            <text:p>-Jordbävning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 calcext:value-type="string">
            <text:p>-Magisk osårbarhet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Osårbar från allt magiskt i 2 SR</text:p>
          </table:table-cell>
        </table:table-row>
        <table:table-row table:style-name="ro2">
          <table:table-cell/>
          <table:table-cell office:value-type="string" calcext:value-type="string">
            <text:p>-Återvända</text:p>
          </table:table-cell>
          <table:table-cell office:value-type="string" calcext:value-type="string">
            <text:p>Ett HT </text:p>
          </table:table-cell>
          <table:table-cell office:value-type="string" calcext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teknik</text:p>
          </table:table-cell>
          <table:table-cell office:value-type="string" calcext:value-type="string">
            <text:p>F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ep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g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bbel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sta Yx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velvindsanfall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1</text:p>
          </table:table-cell>
          <table:table-cell/>
          <table:table-cell office:value-type="string" calcext:value-type="string">
            <text:p>E(dam)</text:p>
          </table:table-cell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table:formula="of:=+[.C27]/20*(4+2)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 calcext:value-type="string">
            <text:p>SkadaPerSR</text:p>
          </table:table-cell>
          <table:table-cell/>
          <table:table-cell office:value-type="float" office:value="2.4" calcext:value-type="float">
            <text:p>2.4</text:p>
          </table:table-cell>
        </table:table-row>
      </table:table>
      <table:table table:name="Demonfurste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Volac</text:p>
          </table:table-cell>
          <table:table-cell office:value-type="string" calcext:value-type="string">
            <text:p>Vaktar en portal...</text:p>
          </table:table-cell>
        </table:table-row>
        <table:table-row table:style-name="ro1">
          <table:table-cell/>
          <table:table-cell office:value-type="string" calcext:value-type="string">
            <text:p>Ras</text:p>
          </table:table-cell>
          <table:table-cell office:value-type="string" calcext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YS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+([.C9]+[.C5])/2" office:value-type="float" office:value="52.5" calcext:value-type="float">
            <text:p>5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 i Bröstkor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+4T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torPerH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urlig Skyd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tning</text:p>
          </table:table-cell>
          <table:table-cell office:value-type="string" calcext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ingstillfäl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SKA</text:p>
          </table:table-cell>
        </table:table-row>
        <table:table-row table:style-name="ro1">
          <table:table-cell/>
          <table:table-cell office:value-type="string" calcext:value-type="string">
            <text:p>Dubbelyx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T10+4</text:p>
          </table:table-cell>
        </table:table-row>
        <table:table-row table:style-name="ro2">
          <table:table-cell/>
          <table:table-cell office:value-type="string" calcext:value-type="string">
            <text:p>-Jordbävning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 calcext:value-type="string">
            <text:p>-Magisk osårbarhet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Osårbar från allt magiskt i 2 SR</text:p>
          </table:table-cell>
        </table:table-row>
        <table:table-row table:style-name="ro2">
          <table:table-cell/>
          <table:table-cell office:value-type="string" calcext:value-type="string">
            <text:p>-Återvända</text:p>
          </table:table-cell>
          <table:table-cell office:value-type="string" calcext:value-type="string">
            <text:p>Ett HT </text:p>
          </table:table-cell>
          <table:table-cell office:value-type="string" calcext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teknik</text:p>
          </table:table-cell>
          <table:table-cell office:value-type="string" calcext:value-type="string">
            <text:p>F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ep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g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bbel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sta Yx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velvindsanfall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1</text:p>
          </table:table-cell>
          <table:table-cell/>
          <table:table-cell office:value-type="string" calcext:value-type="string">
            <text:p>E(dam)</text:p>
          </table:table-cell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table:formula="of:=+[.C27]/20*(4+2)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 calcext:value-type="string">
            <text:p>SkadaPerSR</text:p>
          </table:table-cell>
          <table:table-cell/>
          <table:table-cell office:value-type="float" office:value="2.4" calcext:value-type="float">
            <text:p>2.4</text:p>
          </table:table-cell>
        </table:table-row>
      </table:table>
      <table:table table:name="Köldbest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Volac</text:p>
          </table:table-cell>
          <table:table-cell office:value-type="string" calcext:value-type="string">
            <text:p>Vaktar en portal...</text:p>
          </table:table-cell>
        </table:table-row>
        <table:table-row table:style-name="ro1">
          <table:table-cell/>
          <table:table-cell office:value-type="string" calcext:value-type="string">
            <text:p>Ras</text:p>
          </table:table-cell>
          <table:table-cell office:value-type="string" calcext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YS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+([.C9]+[.C5])/2" office:value-type="float" office:value="52.5" calcext:value-type="float">
            <text:p>5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 i Bröstkor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+4T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torPerH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urlig Skyd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tning</text:p>
          </table:table-cell>
          <table:table-cell office:value-type="string" calcext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ingstillfäl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SKA</text:p>
          </table:table-cell>
        </table:table-row>
        <table:table-row table:style-name="ro1">
          <table:table-cell/>
          <table:table-cell office:value-type="string" calcext:value-type="string">
            <text:p>Dubbelyx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T10+4</text:p>
          </table:table-cell>
        </table:table-row>
        <table:table-row table:style-name="ro2">
          <table:table-cell/>
          <table:table-cell office:value-type="string" calcext:value-type="string">
            <text:p>-Jordbävning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 calcext:value-type="string">
            <text:p>-Magisk osårbarhet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Osårbar från allt magiskt i 2 SR</text:p>
          </table:table-cell>
        </table:table-row>
        <table:table-row table:style-name="ro2">
          <table:table-cell/>
          <table:table-cell office:value-type="string" calcext:value-type="string">
            <text:p>-Återvända</text:p>
          </table:table-cell>
          <table:table-cell office:value-type="string" calcext:value-type="string">
            <text:p>Ett HT </text:p>
          </table:table-cell>
          <table:table-cell office:value-type="string" calcext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teknik</text:p>
          </table:table-cell>
          <table:table-cell office:value-type="string" calcext:value-type="string">
            <text:p>F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ep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g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bbel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sta Yx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velvindsanfall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1</text:p>
          </table:table-cell>
          <table:table-cell/>
          <table:table-cell office:value-type="string" calcext:value-type="string">
            <text:p>E(dam)</text:p>
          </table:table-cell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table:formula="of:=+[.C27]/20*(4+2)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 calcext:value-type="string">
            <text:p>SkadaPerSR</text:p>
          </table:table-cell>
          <table:table-cell/>
          <table:table-cell office:value-type="float" office:value="2.4" calcext:value-type="float">
            <text:p>2.4</text:p>
          </table:table-cell>
        </table:table-row>
      </table:table>
      <table:table table:name="Drake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Volac</text:p>
          </table:table-cell>
          <table:table-cell office:value-type="string" calcext:value-type="string">
            <text:p>Vaktar en portal...</text:p>
          </table:table-cell>
        </table:table-row>
        <table:table-row table:style-name="ro1">
          <table:table-cell/>
          <table:table-cell office:value-type="string" calcext:value-type="string">
            <text:p>Ras</text:p>
          </table:table-cell>
          <table:table-cell office:value-type="string" calcext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YS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+([.C9]+[.C5])/2" office:value-type="float" office:value="52.5" calcext:value-type="float">
            <text:p>5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 i Bröstkor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+4T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torPerH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urlig Skyd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tning</text:p>
          </table:table-cell>
          <table:table-cell office:value-type="string" calcext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ingstillfäl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SKA</text:p>
          </table:table-cell>
        </table:table-row>
        <table:table-row table:style-name="ro1">
          <table:table-cell/>
          <table:table-cell office:value-type="string" calcext:value-type="string">
            <text:p>Dubbelyx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T10+4</text:p>
          </table:table-cell>
        </table:table-row>
        <table:table-row table:style-name="ro2">
          <table:table-cell/>
          <table:table-cell office:value-type="string" calcext:value-type="string">
            <text:p>-Jordbävning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 calcext:value-type="string">
            <text:p>-Magisk osårbarhet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Osårbar från allt magiskt i 2 SR</text:p>
          </table:table-cell>
        </table:table-row>
        <table:table-row table:style-name="ro2">
          <table:table-cell/>
          <table:table-cell office:value-type="string" calcext:value-type="string">
            <text:p>-Återvända</text:p>
          </table:table-cell>
          <table:table-cell office:value-type="string" calcext:value-type="string">
            <text:p>Ett HT </text:p>
          </table:table-cell>
          <table:table-cell office:value-type="string" calcext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teknik</text:p>
          </table:table-cell>
          <table:table-cell office:value-type="string" calcext:value-type="string">
            <text:p>F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ep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g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bbel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sta Yx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velvindsanfall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1</text:p>
          </table:table-cell>
          <table:table-cell/>
          <table:table-cell office:value-type="string" calcext:value-type="string">
            <text:p>E(dam)</text:p>
          </table:table-cell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table:formula="of:=+[.C27]/20*(4+2)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 calcext:value-type="string">
            <text:p>SkadaPerSR</text:p>
          </table:table-cell>
          <table:table-cell/>
          <table:table-cell office:value-type="float" office:value="2.4" calcext:value-type="float">
            <text:p>2.4</text:p>
          </table:table-cell>
        </table:table-row>
      </table:table>
      <table:table table:name="Häxa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Volac</text:p>
          </table:table-cell>
          <table:table-cell office:value-type="string" calcext:value-type="string">
            <text:p>Vaktar en portal...</text:p>
          </table:table-cell>
        </table:table-row>
        <table:table-row table:style-name="ro1">
          <table:table-cell/>
          <table:table-cell office:value-type="string" calcext:value-type="string">
            <text:p>Ras</text:p>
          </table:table-cell>
          <table:table-cell office:value-type="string" calcext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YS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+([.C9]+[.C5])/2" office:value-type="float" office:value="52.5" calcext:value-type="float">
            <text:p>5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 i Bröstkor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+4T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torPerH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urlig Skyd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tning</text:p>
          </table:table-cell>
          <table:table-cell office:value-type="string" calcext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ingstillfäl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SKA</text:p>
          </table:table-cell>
        </table:table-row>
        <table:table-row table:style-name="ro1">
          <table:table-cell/>
          <table:table-cell office:value-type="string" calcext:value-type="string">
            <text:p>Dubbelyx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T10+4</text:p>
          </table:table-cell>
        </table:table-row>
        <table:table-row table:style-name="ro2">
          <table:table-cell/>
          <table:table-cell office:value-type="string" calcext:value-type="string">
            <text:p>-Jordbävning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 calcext:value-type="string">
            <text:p>-Magisk osårbarhet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Osårbar från allt magiskt i 2 SR</text:p>
          </table:table-cell>
        </table:table-row>
        <table:table-row table:style-name="ro2">
          <table:table-cell/>
          <table:table-cell office:value-type="string" calcext:value-type="string">
            <text:p>-Återvända</text:p>
          </table:table-cell>
          <table:table-cell office:value-type="string" calcext:value-type="string">
            <text:p>Ett HT </text:p>
          </table:table-cell>
          <table:table-cell office:value-type="string" calcext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teknik</text:p>
          </table:table-cell>
          <table:table-cell office:value-type="string" calcext:value-type="string">
            <text:p>F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ep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g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bbel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sta Yx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velvindsanfall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1</text:p>
          </table:table-cell>
          <table:table-cell/>
          <table:table-cell office:value-type="string" calcext:value-type="string">
            <text:p>E(dam)</text:p>
          </table:table-cell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table:formula="of:=+[.C27]/20*(4+2)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 calcext:value-type="string">
            <text:p>SkadaPerSR</text:p>
          </table:table-cell>
          <table:table-cell/>
          <table:table-cell office:value-type="float" office:value="2.4" calcext:value-type="float">
            <text:p>2.4</text:p>
          </table:table-cell>
        </table:table-row>
      </table:table>
      <table:table table:name="Ärkemagiker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Volac</text:p>
          </table:table-cell>
          <table:table-cell office:value-type="string" calcext:value-type="string">
            <text:p>Vaktar en portal...</text:p>
          </table:table-cell>
        </table:table-row>
        <table:table-row table:style-name="ro1">
          <table:table-cell/>
          <table:table-cell office:value-type="string" calcext:value-type="string">
            <text:p>Ras</text:p>
          </table:table-cell>
          <table:table-cell office:value-type="string" calcext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YS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+([.C9]+[.C5])/2" office:value-type="float" office:value="52.5" calcext:value-type="float">
            <text:p>5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 i Bröstkor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+4T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torPerH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urlig Skyd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tning</text:p>
          </table:table-cell>
          <table:table-cell office:value-type="string" calcext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ingstillfäl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SKA</text:p>
          </table:table-cell>
        </table:table-row>
        <table:table-row table:style-name="ro1">
          <table:table-cell/>
          <table:table-cell office:value-type="string" calcext:value-type="string">
            <text:p>Dubbelyx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T10+4</text:p>
          </table:table-cell>
        </table:table-row>
        <table:table-row table:style-name="ro2">
          <table:table-cell/>
          <table:table-cell office:value-type="string" calcext:value-type="string">
            <text:p>-Jordbävning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 calcext:value-type="string">
            <text:p>-Magisk osårbarhet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Osårbar från allt magiskt i 2 SR</text:p>
          </table:table-cell>
        </table:table-row>
        <table:table-row table:style-name="ro2">
          <table:table-cell/>
          <table:table-cell office:value-type="string" calcext:value-type="string">
            <text:p>-Återvända</text:p>
          </table:table-cell>
          <table:table-cell office:value-type="string" calcext:value-type="string">
            <text:p>Ett HT </text:p>
          </table:table-cell>
          <table:table-cell office:value-type="string" calcext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teknik</text:p>
          </table:table-cell>
          <table:table-cell office:value-type="string" calcext:value-type="string">
            <text:p>F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ep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g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bbel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sta Yx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velvindsanfall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1</text:p>
          </table:table-cell>
          <table:table-cell/>
          <table:table-cell office:value-type="string" calcext:value-type="string">
            <text:p>E(dam)</text:p>
          </table:table-cell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table:formula="of:=+[.C27]/20*(4+2)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 calcext:value-type="string">
            <text:p>SkadaPerSR</text:p>
          </table:table-cell>
          <table:table-cell/>
          <table:table-cell office:value-type="float" office:value="2.4" calcext:value-type="float">
            <text:p>2.4</text:p>
          </table:table-cell>
        </table:table-row>
      </table:table>
      <table:table table:name="Dödsriddare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Volac</text:p>
          </table:table-cell>
          <table:table-cell office:value-type="string" calcext:value-type="string">
            <text:p>Vaktar en portal...</text:p>
          </table:table-cell>
        </table:table-row>
        <table:table-row table:style-name="ro1">
          <table:table-cell/>
          <table:table-cell office:value-type="string" calcext:value-type="string">
            <text:p>Ras</text:p>
          </table:table-cell>
          <table:table-cell office:value-type="string" calcext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YS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+([.C9]+[.C5])/2" office:value-type="float" office:value="52.5" calcext:value-type="float">
            <text:p>5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 i Bröstkor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+4T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torPerH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urlig Skyd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tning</text:p>
          </table:table-cell>
          <table:table-cell office:value-type="string" calcext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ingstillfäl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SKA</text:p>
          </table:table-cell>
        </table:table-row>
        <table:table-row table:style-name="ro1">
          <table:table-cell/>
          <table:table-cell office:value-type="string" calcext:value-type="string">
            <text:p>Dubbelyx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T10+4</text:p>
          </table:table-cell>
        </table:table-row>
        <table:table-row table:style-name="ro2">
          <table:table-cell/>
          <table:table-cell office:value-type="string" calcext:value-type="string">
            <text:p>-Jordbävning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 calcext:value-type="string">
            <text:p>-Magisk osårbarhet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Osårbar från allt magiskt i 2 SR</text:p>
          </table:table-cell>
        </table:table-row>
        <table:table-row table:style-name="ro2">
          <table:table-cell/>
          <table:table-cell office:value-type="string" calcext:value-type="string">
            <text:p>-Återvända</text:p>
          </table:table-cell>
          <table:table-cell office:value-type="string" calcext:value-type="string">
            <text:p>Ett HT </text:p>
          </table:table-cell>
          <table:table-cell office:value-type="string" calcext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teknik</text:p>
          </table:table-cell>
          <table:table-cell office:value-type="string" calcext:value-type="string">
            <text:p>F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ep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g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bbel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sta Yx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velvindsanfall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1</text:p>
          </table:table-cell>
          <table:table-cell/>
          <table:table-cell office:value-type="string" calcext:value-type="string">
            <text:p>E(dam)</text:p>
          </table:table-cell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table:formula="of:=+[.C27]/20*(4+2)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 calcext:value-type="string">
            <text:p>SkadaPerSR</text:p>
          </table:table-cell>
          <table:table-cell/>
          <table:table-cell office:value-type="float" office:value="2.4" calcext:value-type="float">
            <text:p>2.4</text:p>
          </table:table-cell>
        </table:table-row>
      </table:table>
      <table:table table:name="Dödsgast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Volac</text:p>
          </table:table-cell>
          <table:table-cell office:value-type="string" calcext:value-type="string">
            <text:p>Vaktar en portal...</text:p>
          </table:table-cell>
        </table:table-row>
        <table:table-row table:style-name="ro1">
          <table:table-cell/>
          <table:table-cell office:value-type="string" calcext:value-type="string">
            <text:p>Ras</text:p>
          </table:table-cell>
          <table:table-cell office:value-type="string" calcext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YS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+([.C9]+[.C5])/2" office:value-type="float" office:value="52.5" calcext:value-type="float">
            <text:p>5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 i Bröstkor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+4T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torPerH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urlig Skyd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tning</text:p>
          </table:table-cell>
          <table:table-cell office:value-type="string" calcext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ingstillfäl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SKA</text:p>
          </table:table-cell>
        </table:table-row>
        <table:table-row table:style-name="ro1">
          <table:table-cell/>
          <table:table-cell office:value-type="string" calcext:value-type="string">
            <text:p>Dubbelyx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T10+4</text:p>
          </table:table-cell>
        </table:table-row>
        <table:table-row table:style-name="ro2">
          <table:table-cell/>
          <table:table-cell office:value-type="string" calcext:value-type="string">
            <text:p>-Jordbävning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 calcext:value-type="string">
            <text:p>-Magisk osårbarhet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Osårbar från allt magiskt i 2 SR</text:p>
          </table:table-cell>
        </table:table-row>
        <table:table-row table:style-name="ro2">
          <table:table-cell/>
          <table:table-cell office:value-type="string" calcext:value-type="string">
            <text:p>-Återvända</text:p>
          </table:table-cell>
          <table:table-cell office:value-type="string" calcext:value-type="string">
            <text:p>Ett HT </text:p>
          </table:table-cell>
          <table:table-cell office:value-type="string" calcext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teknik</text:p>
          </table:table-cell>
          <table:table-cell office:value-type="string" calcext:value-type="string">
            <text:p>F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ep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g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bbel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sta Yx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velvindsanfall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1</text:p>
          </table:table-cell>
          <table:table-cell/>
          <table:table-cell office:value-type="string" calcext:value-type="string">
            <text:p>E(dam)</text:p>
          </table:table-cell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table:formula="of:=+[.C27]/20*(4+2)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 calcext:value-type="string">
            <text:p>SkadaPerSR</text:p>
          </table:table-cell>
          <table:table-cell/>
          <table:table-cell office:value-type="float" office:value="2.4" calcext:value-type="float">
            <text:p>2.4</text:p>
          </table:table-cell>
        </table:table-row>
      </table:table>
      <table:table table:name="Healers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amn</text:p>
          </table:table-cell>
          <table:table-cell office:value-type="string" calcext:value-type="string">
            <text:p>Volac</text:p>
          </table:table-cell>
          <table:table-cell office:value-type="string" calcext:value-type="string">
            <text:p>Vaktar en portal...</text:p>
          </table:table-cell>
        </table:table-row>
        <table:table-row table:style-name="ro1">
          <table:table-cell/>
          <table:table-cell office:value-type="string" calcext:value-type="string">
            <text:p>Ras</text:p>
          </table:table-cell>
          <table:table-cell office:value-type="string" calcext:value-type="string">
            <text:p>Svart hämn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YS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I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</text:p>
          </table:table-cell>
          <table:table-cell table:formula="of:=+([.C9]+[.C5])/2" office:value-type="float" office:value="52.5" calcext:value-type="float">
            <text:p>52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P i Bröstkorg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string" calcext:value-type="string">
            <text:p>+4T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utorPerHT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turlig Skydd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stning</text:p>
          </table:table-cell>
          <table:table-cell office:value-type="string" calcext:value-type="string">
            <text:p>Helrustning 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örmå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lingstillfäll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</text:p>
          </table:table-cell>
          <table:table-cell office:value-type="string" calcext:value-type="string">
            <text:p>FV</text:p>
          </table:table-cell>
          <table:table-cell office:value-type="string" calcext:value-type="string">
            <text:p>SKA</text:p>
          </table:table-cell>
        </table:table-row>
        <table:table-row table:style-name="ro1">
          <table:table-cell/>
          <table:table-cell office:value-type="string" calcext:value-type="string">
            <text:p>Dubbelyx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T10+4</text:p>
          </table:table-cell>
        </table:table-row>
        <table:table-row table:style-name="ro2">
          <table:table-cell/>
          <table:table-cell office:value-type="string" calcext:value-type="string">
            <text:p>-Jordbävning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Alla inom 20 rutor faller. 1 SR att resa sig.</text:p>
          </table:table-cell>
        </table:table-row>
        <table:table-row table:style-name="ro2">
          <table:table-cell/>
          <table:table-cell office:value-type="string" calcext:value-type="string">
            <text:p>-Magisk osårbarhet</text:p>
          </table:table-cell>
          <table:table-cell office:value-type="string" calcext:value-type="string">
            <text:p>En hel SR, var 5 SR</text:p>
          </table:table-cell>
          <table:table-cell office:value-type="string" calcext:value-type="string">
            <text:p>Osårbar från allt magiskt i 2 SR</text:p>
          </table:table-cell>
        </table:table-row>
        <table:table-row table:style-name="ro2">
          <table:table-cell/>
          <table:table-cell office:value-type="string" calcext:value-type="string">
            <text:p>-Återvända</text:p>
          </table:table-cell>
          <table:table-cell office:value-type="string" calcext:value-type="string">
            <text:p>Ett HT </text:p>
          </table:table-cell>
          <table:table-cell office:value-type="string" calcext:value-type="string">
            <text:p>Yxan återvänder till hand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apenteknik</text:p>
          </table:table-cell>
          <table:table-cell office:value-type="string" calcext:value-type="string">
            <text:p>F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vep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gande 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bbelhugg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sta Yxa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rvelvindsanfall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nfall försv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1</text:p>
          </table:table-cell>
          <table:table-cell/>
          <table:table-cell office:value-type="string" calcext:value-type="string">
            <text:p>E(dam)</text:p>
          </table:table-cell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table:formula="of:=+[.C27]/20*(4+2)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R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1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/>
          <table:table-cell office:value-type="string" calcext:value-type="string">
            <text:p>HT2</text:p>
          </table:table-cell>
          <table:table-cell office:value-type="string" calcext:value-type="string">
            <text:p>Klubba</text:p>
          </table:table-cell>
          <table:table-cell office:value-type="float" office:value="2.4" calcext:value-type="float">
            <text:p>2.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office:value-type="string" calcext:value-type="string">
            <text:p>SkadaPerSR</text:p>
          </table:table-cell>
          <table:table-cell/>
          <table:table-cell office:value-type="float" office:value="2.4" calcext:value-type="float">
            <text:p>2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00/00/0000</text:date>, <text:time style:data-style-name="N2" text:time-value="20:54:18.074787544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09:17:21.19</meta:creation-date>
    <dc:date>2018-12-28T22:52:57.966084924</dc:date>
    <meta:editing-duration>PT1H37M17S</meta:editing-duration>
    <meta:editing-cycles>11</meta:editing-cycles>
    <meta:generator>LibreOffice/5.1.6.2$Linux_x86 LibreOffice_project/10m0$Build-2</meta:generator>
    <meta:document-statistic meta:table-count="18" meta:cell-count="1321" meta:object-count="0"/>
  </office:meta>
</office:document-meta>
</file>